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004in" svg:height="3.9949in" svg:x="2.5146in" svg:y="0.0417in">
            <draw:object draw:notify-on-update-of-ranges="Sheet1.C1:Sheet1.C1 Sheet1.C2:Sheet1.C36 Sheet1.D1:Sheet1.D1 Sheet1.D2:Sheet1.D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og(2^k)</text:p>
          </table:table-cell>
          <table:table-cell office:value-type="string" calcext:value-type="string">
            <text:p>log(Nc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LOG(2^[.A2])" office:value-type="float" office:value="4.8164799306237" calcext:value-type="float">
            <text:p>4.8164799306</text:p>
          </table:table-cell>
          <table:table-cell table:formula="of:=LOG([.B2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LOG(2^[.A3])" office:value-type="float" office:value="5.11750992628768" calcext:value-type="float">
            <text:p>5.1175099263</text:p>
          </table:table-cell>
          <table:table-cell table:formula="of:=LOG([.B3]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LOG(2^[.A4])" office:value-type="float" office:value="5.41853992195166" calcext:value-type="float">
            <text:p>5.418539922</text:p>
          </table:table-cell>
          <table:table-cell table:formula="of:=LOG([.B4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LOG(2^[.A5])" office:value-type="float" office:value="5.71956991761564" calcext:value-type="float">
            <text:p>5.7195699176</text:p>
          </table:table-cell>
          <table:table-cell table:formula="of:=LOG([.B5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LOG(2^[.A6])" office:value-type="float" office:value="6.02059991327962" calcext:value-type="float">
            <text:p>6.0205999133</text:p>
          </table:table-cell>
          <table:table-cell table:formula="of:=LOG([.B6]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LOG(2^[.A7])" office:value-type="float" office:value="6.3216299089436" calcext:value-type="float">
            <text:p>6.3216299089</text:p>
          </table:table-cell>
          <table:table-cell table:formula="of:=LOG([.B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LOG(2^[.A8])" office:value-type="float" office:value="6.62265990460759" calcext:value-type="float">
            <text:p>6.6226599046</text:p>
          </table:table-cell>
          <table:table-cell table:formula="of:=LOG([.B8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LOG(2^[.A9])" office:value-type="float" office:value="6.92368990027157" calcext:value-type="float">
            <text:p>6.9236899003</text:p>
          </table:table-cell>
          <table:table-cell table:formula="of:=LOG([.B9])" office:value-type="float" office:value="1.25527250510331" calcext:value-type="float">
            <text:p>1.2552725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LOG(2^[.A10])" office:value-type="float" office:value="7.22471989593555" calcext:value-type="float">
            <text:p>7.2247198959</text:p>
          </table:table-cell>
          <table:table-cell table:formula="of:=LOG([.B10])" office:value-type="float" office:value="1.34242268082221" calcext:value-type="float">
            <text:p>1.34242268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LOG(2^[.A11])" office:value-type="float" office:value="7.52574989159953" calcext:value-type="float">
            <text:p>7.5257498916</text:p>
          </table:table-cell>
          <table:table-cell table:formula="of:=LOG([.B11]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LOG(2^[.A12])" office:value-type="float" office:value="7.82677988726351" calcext:value-type="float">
            <text:p>7.8267798873</text:p>
          </table:table-cell>
          <table:table-cell table:formula="of:=LOG([.B12])" office:value-type="float" office:value="1.44715803134222" calcext:value-type="float">
            <text:p>1.44715803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formula="of:=LOG(2^[.A13])" office:value-type="float" office:value="8.12780988292749" calcext:value-type="float">
            <text:p>8.1278098829</text:p>
          </table:table-cell>
          <table:table-cell table:formula="of:=LOG([.B13])" office:value-type="float" office:value="1.77085201164214" calcext:value-type="float">
            <text:p>1.77085201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LOG(2^[.A14])" office:value-type="float" office:value="8.42883987859147" calcext:value-type="float">
            <text:p>8.4288398786</text:p>
          </table:table-cell>
          <table:table-cell table:formula="of:=LOG([.B14])" office:value-type="float" office:value="1.63346845557959" calcext:value-type="float">
            <text:p>1.6334684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LOG(2^[.A15])" office:value-type="float" office:value="8.72986987425545" calcext:value-type="float">
            <text:p>8.7298698743</text:p>
          </table:table-cell>
          <table:table-cell table:formula="of:=LOG([.B15])"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formula="of:=LOG(2^[.A16])" office:value-type="float" office:value="9.03089986991943" calcext:value-type="float">
            <text:p>9.0308998699</text:p>
          </table:table-cell>
          <table:table-cell table:formula="of:=LOG([.B16])" office:value-type="float" office:value="1.95904139232109" calcext:value-type="float">
            <text:p>1.95904139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table:formula="of:=LOG(2^[.A17])" office:value-type="float" office:value="9.33192986558342" calcext:value-type="float">
            <text:p>9.3319298656</text:p>
          </table:table-cell>
          <table:table-cell table:formula="of:=LOG([.B17])" office:value-type="float" office:value="2.00432137378264" calcext:value-type="float">
            <text:p>2.00432137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formula="of:=LOG(2^[.A18])" office:value-type="float" office:value="9.6329598612474" calcext:value-type="float">
            <text:p>9.6329598612</text:p>
          </table:table-cell>
          <table:table-cell table:formula="of:=LOG([.B18])" office:value-type="float" office:value="1.89762709129044" calcext:value-type="float">
            <text:p>1.89762709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table:formula="of:=LOG(2^[.A19])" office:value-type="float" office:value="9.93398985691138" calcext:value-type="float">
            <text:p>9.9339898569</text:p>
          </table:table-cell>
          <table:table-cell table:formula="of:=LOG([.B19])" office:value-type="float" office:value="2.14301480025409" calcext:value-type="float">
            <text:p>2.14301480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5" calcext:value-type="float">
            <text:p>245</text:p>
          </table:table-cell>
          <table:table-cell table:formula="of:=LOG(2^[.A20])" office:value-type="float" office:value="10.2350198525754" calcext:value-type="float">
            <text:p>10.2350198526</text:p>
          </table:table-cell>
          <table:table-cell table:formula="of:=LOG([.B20])" office:value-type="float" office:value="2.38916608436453" calcext:value-type="float">
            <text:p>2.38916608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3" calcext:value-type="float">
            <text:p>203</text:p>
          </table:table-cell>
          <table:table-cell table:formula="of:=LOG(2^[.A21])" office:value-type="float" office:value="10.5360498482393" calcext:value-type="float">
            <text:p>10.5360498482</text:p>
          </table:table-cell>
          <table:table-cell table:formula="of:=LOG([.B21])" office:value-type="float" office:value="2.30749603791321" calcext:value-type="float">
            <text:p>2.30749603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1" calcext:value-type="float">
            <text:p>221</text:p>
          </table:table-cell>
          <table:table-cell table:formula="of:=LOG(2^[.A22])" office:value-type="float" office:value="10.8370798439033" calcext:value-type="float">
            <text:p>10.8370798439</text:p>
          </table:table-cell>
          <table:table-cell table:formula="of:=LOG([.B22])" office:value-type="float" office:value="2.34439227368511" calcext:value-type="float">
            <text:p>2.3443922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formula="of:=LOG(2^[.A23])" office:value-type="float" office:value="11.1381098395673" calcext:value-type="float">
            <text:p>11.1381098396</text:p>
          </table:table-cell>
          <table:table-cell table:formula="of:=LOG([.B23])" office:value-type="float" office:value="2.63948648926859" calcext:value-type="float">
            <text:p>2.63948648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table:formula="of:=LOG(2^[.A24])" office:value-type="float" office:value="11.4391398352313" calcext:value-type="float">
            <text:p>11.4391398352</text:p>
          </table:table-cell>
          <table:table-cell table:formula="of:=LOG([.B24])" office:value-type="float" office:value="2.68394713075151" calcext:value-type="float">
            <text:p>2.68394713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table:formula="of:=LOG(2^[.A25])" office:value-type="float" office:value="11.7401698308953" calcext:value-type="float">
            <text:p>11.7401698309</text:p>
          </table:table-cell>
          <table:table-cell table:formula="of:=LOG([.B25])" office:value-type="float" office:value="2.62634036737504" calcext:value-type="float">
            <text:p>2.62634036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5" calcext:value-type="float">
            <text:p>715</text:p>
          </table:table-cell>
          <table:table-cell table:formula="of:=LOG(2^[.A26])" office:value-type="float" office:value="12.0411998265592" calcext:value-type="float">
            <text:p>12.0411998266</text:p>
          </table:table-cell>
          <table:table-cell table:formula="of:=LOG([.B26])" office:value-type="float" office:value="2.85430604180108" calcext:value-type="float">
            <text:p>2.85430604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7" calcext:value-type="float">
            <text:p>1087</text:p>
          </table:table-cell>
          <table:table-cell table:formula="of:=LOG(2^[.A27])" office:value-type="float" office:value="12.3422298222232" calcext:value-type="float">
            <text:p>12.3422298222</text:p>
          </table:table-cell>
          <table:table-cell table:formula="of:=LOG([.B27])" office:value-type="float" office:value="3.03622954408629" calcext:value-type="float">
            <text:p>3.03622954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7" calcext:value-type="float">
            <text:p>977</text:p>
          </table:table-cell>
          <table:table-cell table:formula="of:=LOG(2^[.A28])" office:value-type="float" office:value="12.6432598178872" calcext:value-type="float">
            <text:p>12.6432598179</text:p>
          </table:table-cell>
          <table:table-cell table:formula="of:=LOG([.B28])" office:value-type="float" office:value="2.98989456371877" calcext:value-type="float">
            <text:p>2.98989456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22" calcext:value-type="float">
            <text:p>1122</text:p>
          </table:table-cell>
          <table:table-cell table:formula="of:=LOG(2^[.A29])" office:value-type="float" office:value="12.9442898135512" calcext:value-type="float">
            <text:p>12.9442898136</text:p>
          </table:table-cell>
          <table:table-cell table:formula="of:=LOG([.B29])" office:value-type="float" office:value="3.04999285692014" calcext:value-type="float">
            <text:p>3.0499928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33" calcext:value-type="float">
            <text:p>1833</text:p>
          </table:table-cell>
          <table:table-cell table:formula="of:=LOG(2^[.A30])" office:value-type="float" office:value="13.2453198092152" calcext:value-type="float">
            <text:p>13.2453198092</text:p>
          </table:table-cell>
          <table:table-cell table:formula="of:=LOG([.B30])" office:value-type="float" office:value="3.26316246496222" calcext:value-type="float">
            <text:p>3.263162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1" calcext:value-type="float">
            <text:p>2011</text:p>
          </table:table-cell>
          <table:table-cell table:formula="of:=LOG(2^[.A31])" office:value-type="float" office:value="13.5463498048792" calcext:value-type="float">
            <text:p>13.5463498049</text:p>
          </table:table-cell>
          <table:table-cell table:formula="of:=LOG([.B31])" office:value-type="float" office:value="3.30341207059674" calcext:value-type="float">
            <text:p>3.30341207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10" calcext:value-type="float">
            <text:p>1910</text:p>
          </table:table-cell>
          <table:table-cell table:formula="of:=LOG(2^[.A32])" office:value-type="float" office:value="13.8473798005431" calcext:value-type="float">
            <text:p>13.8473798005</text:p>
          </table:table-cell>
          <table:table-cell table:formula="of:=LOG([.B32])" office:value-type="float" office:value="3.28103336724773" calcext:value-type="float">
            <text:p>3.28103336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75" calcext:value-type="float">
            <text:p>2675</text:p>
          </table:table-cell>
          <table:table-cell table:formula="of:=LOG(2^[.A33])" office:value-type="float" office:value="14.1484097962071" calcext:value-type="float">
            <text:p>14.1484097962</text:p>
          </table:table-cell>
          <table:table-cell table:formula="of:=LOG([.B33])" office:value-type="float" office:value="3.42732378635725" calcext:value-type="float">
            <text:p>3.42732378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55" calcext:value-type="float">
            <text:p>3555</text:p>
          </table:table-cell>
          <table:table-cell table:formula="of:=LOG(2^[.A34])" office:value-type="float" office:value="14.4494397918711" calcext:value-type="float">
            <text:p>14.4494397919</text:p>
          </table:table-cell>
          <table:table-cell table:formula="of:=LOG([.B34])" office:value-type="float" office:value="3.55083960506578" calcext:value-type="float">
            <text:p>3.55083960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17" calcext:value-type="float">
            <text:p>3417</text:p>
          </table:table-cell>
          <table:table-cell table:formula="of:=LOG(2^[.A35])" office:value-type="float" office:value="14.7504697875351" calcext:value-type="float">
            <text:p>14.7504697875</text:p>
          </table:table-cell>
          <table:table-cell table:formula="of:=LOG([.B35])" office:value-type="float" office:value="3.53364497879876" calcext:value-type="float">
            <text:p>3.53364497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37" calcext:value-type="float">
            <text:p>3637</text:p>
          </table:table-cell>
          <table:table-cell table:formula="of:=LOG(2^[.A36])" office:value-type="float" office:value="15.0514997831991" calcext:value-type="float">
            <text:p>15.0514997832</text:p>
          </table:table-cell>
          <table:table-cell table:formula="of:=LOG([.B36])" office:value-type="float" office:value="3.56074330105471" calcext:value-type="float">
            <text:p>3.5607433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18:13:10.059507312</dc:date>
    <meta:document-statistic meta:table-count="1" meta:cell-count="14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text-properties fo:font-size="14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64cm" svg:height="10.148cm" xlink:href=".." xlink:type="simple" chart:class="chart:scatter" chart:style-name="ch1">
        <chart:title svg:x="1.39cm" svg:y="0.288cm" chart:style-name="ch2">
          <text:p>log10(Nc) vs log10(2^k), T [0, 2] log(T) equal-spaced</text:p>
        </chart:title>
        <chart:plot-area chart:style-name="ch3" table:cell-range-address="Sheet1.C1:Sheet1.D36" chart:data-source-has-labels="row" svg:x="0.269cm" svg:y="1.345cm" svg:width="12.926cm" svg:height="8.601cm">
          <chartooo:coordinate-region svg:x="0.996cm" svg:y="1.544cm" svg:width="12.012cm" svg:height="7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6" chart:label-cell-address="Sheet1.D1:Sheet1.D1" chart:class="chart:scatter">
            <chart:domain table:cell-range-address="Sheet1.C2:Sheet1.C36"/>
            <chart:regression-curve chart:style-name="ch7">
              <chart:equation chart:display-equation="true" chart:display-r-square="true" svg:x="1.37cm" svg:y="1.904cm" chart:style-name="ch8"/>
            </chart:regression-curve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g(Nc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164799306237">
                <text:p>4.8164799306237</text:p>
                <draw:g>
                  <svg:desc>Sheet1.C2:Sheet1.C36</svg:desc>
                </draw:g>
              </table:table-cell>
              <table:table-cell office:value-type="float" office:value="0.602059991327962">
                <text:p>0.602059991327962</text:p>
                <draw:g>
                  <svg:desc>Sheet1.D2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1750992628768">
                <text:p>5.1175099262876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1853992195166">
                <text:p>5.4185399219516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1956991761564">
                <text:p>5.7195699176156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2059991327962">
                <text:p>6.0205999132796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16299089436">
                <text:p>6.3216299089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2265990460759">
                <text:p>6.6226599046075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2368990027157">
                <text:p>6.92368990027157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2574989159953">
                <text:p>7.52574989159953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2780988292749">
                <text:p>8.12780988292749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2883987859147">
                <text:p>8.42883987859147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2986987425545">
                <text:p>8.72986987425545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3089986991943">
                <text:p>9.03089986991943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3192986558342">
                <text:p>9.33192986558342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329598612474">
                <text:p>9.6329598612474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3398985691138">
                <text:p>9.93398985691138</text:p>
              </table:table-cell>
              <table:table-cell office:value-type="float" office:value="2.14301480025409">
                <text:p>2.14301480025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350198525754">
                <text:p>10.2350198525754</text:p>
              </table:table-cell>
              <table:table-cell office:value-type="float" office:value="2.38916608436453">
                <text:p>2.38916608436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360498482393">
                <text:p>10.5360498482393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370798439033">
                <text:p>10.8370798439033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1381098395673">
                <text:p>11.1381098395673</text:p>
              </table:table-cell>
              <table:table-cell office:value-type="float" office:value="2.63948648926859">
                <text:p>2.63948648926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391398352313">
                <text:p>11.4391398352313</text:p>
              </table:table-cell>
              <table:table-cell office:value-type="float" office:value="2.68394713075151">
                <text:p>2.68394713075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401698308953">
                <text:p>11.7401698308953</text:p>
              </table:table-cell>
              <table:table-cell office:value-type="float" office:value="2.62634036737504">
                <text:p>2.62634036737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411998265592">
                <text:p>12.0411998265592</text:p>
              </table:table-cell>
              <table:table-cell office:value-type="float" office:value="2.85430604180108">
                <text:p>2.85430604180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422298222232">
                <text:p>12.3422298222232</text:p>
              </table:table-cell>
              <table:table-cell office:value-type="float" office:value="3.03622954408629">
                <text:p>3.03622954408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432598178872">
                <text:p>12.6432598178872</text:p>
              </table:table-cell>
              <table:table-cell office:value-type="float" office:value="2.98989456371877">
                <text:p>2.98989456371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442898135512">
                <text:p>12.9442898135512</text:p>
              </table:table-cell>
              <table:table-cell office:value-type="float" office:value="3.04999285692014">
                <text:p>3.049992856920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453198092152">
                <text:p>13.2453198092152</text:p>
              </table:table-cell>
              <table:table-cell office:value-type="float" office:value="3.26316246496222">
                <text:p>3.26316246496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463498048792">
                <text:p>13.5463498048792</text:p>
              </table:table-cell>
              <table:table-cell office:value-type="float" office:value="3.30341207059674">
                <text:p>3.30341207059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473798005431">
                <text:p>13.8473798005431</text:p>
              </table:table-cell>
              <table:table-cell office:value-type="float" office:value="3.28103336724773">
                <text:p>3.28103336724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484097962071">
                <text:p>14.1484097962071</text:p>
              </table:table-cell>
              <table:table-cell office:value-type="float" office:value="3.42732378635725">
                <text:p>3.42732378635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4494397918711">
                <text:p>14.4494397918711</text:p>
              </table:table-cell>
              <table:table-cell office:value-type="float" office:value="3.55083960506578">
                <text:p>3.55083960506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7504697875351">
                <text:p>14.7504697875351</text:p>
              </table:table-cell>
              <table:table-cell office:value-type="float" office:value="3.53364497879876">
                <text:p>3.53364497879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0514997831991">
                <text:p>15.0514997831991</text:p>
              </table:table-cell>
              <table:table-cell office:value-type="float" office:value="3.56074330105471">
                <text:p>3.56074330105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